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gr3" style:family="graphic" style:parent-style-name="standard">
      <style:graphic-properties svg:stroke-color="#000000" draw:fill-color="#b2b2b2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b2b2b2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7cm" svg:y1="2.96cm" svg:x2="5.641cm" svg:y2="5.191cm">
          <text:p/>
        </draw:line>
        <draw:line draw:style-name="gr1" draw:text-style-name="P1" draw:layer="layout" svg:x1="10.678cm" svg:y1="2.96cm" svg:x2="15.293cm" svg:y2="4.81cm">
          <text:p/>
        </draw:line>
        <draw:custom-shape draw:style-name="gr2" draw:text-style-name="P3" draw:layer="layout" svg:width="1.524cm" svg:height="1.397cm" svg:x="9.706cm" svg:y="1.889cm">
          <text:p text:style-name="P2">8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57cm" svg:y1="5.76cm" svg:x2="3.482cm" svg:y2="7.731cm">
          <text:p/>
        </draw:line>
        <draw:line draw:style-name="gr1" draw:text-style-name="P1" draw:layer="layout" svg:x1="6.078cm" svg:y1="5.76cm" svg:x2="8.435cm" svg:y2="7.604cm">
          <text:p/>
        </draw:line>
        <draw:custom-shape draw:style-name="gr2" draw:text-style-name="P3" draw:layer="layout" svg:width="1.524cm" svg:height="1.397cm" svg:x="5.106cm" svg:y="4.689cm">
          <text:p text:style-name="P2">2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271cm" svg:y1="8.16cm" svg:x2="2.212cm" svg:y2="10.144cm">
          <text:p/>
        </draw:line>
        <draw:line draw:style-name="gr1" draw:text-style-name="P1" draw:layer="layout" svg:x1="3.779cm" svg:y1="8.16cm" svg:x2="4.625cm" svg:y2="10.017cm">
          <text:p/>
        </draw:line>
        <draw:custom-shape draw:style-name="gr3" draw:text-style-name="P4" draw:layer="layout" svg:width="1.524cm" svg:height="1.397cm" svg:x="2.807cm" svg:y="7.089cm">
          <text:p text:style-name="P2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508cm" svg:y="9.7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4.009cm" svg:y="9.7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7.608cm" svg:y="7.089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271cm" svg:y1="5.76cm" svg:x2="13.183cm" svg:y2="7.731cm">
          <text:p/>
        </draw:line>
        <draw:line draw:style-name="gr1" draw:text-style-name="P1" draw:layer="layout" svg:x1="15.779cm" svg:y1="5.76cm" svg:x2="18.136cm" svg:y2="7.604cm">
          <text:p/>
        </draw:line>
        <draw:custom-shape draw:style-name="gr2" draw:text-style-name="P3" draw:layer="layout" svg:width="1.524cm" svg:height="1.397cm" svg:x="14.807cm" svg:y="4.689cm">
          <text:p text:style-name="P2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2.508cm" svg:y="7.0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7.309cm" svg:y="7.089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0-11T16:12:42.301401794</dc:date>
    <meta:editing-duration>PT17H16M8S</meta:editing-duration>
    <meta:editing-cycles>30</meta:editing-cycles>
    <meta:generator>LibreOffice/6.0.7.3$Linux_X86_64 LibreOffice_project/00m0$Build-3</meta:generator>
    <meta:document-statistic meta:object-count="17"/>
  </office:meta>
</office:document-meta>
</file>